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1f04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-1 :- Enter in CCF environment (open the terminal)</text:p>
      <text:p text:style-name="normal">$ ssh username <text:s text:c="2"/>$ ssh <text:span text:style-name="T2">username</text:span></text:p>
      <text:p text:style-name="normal">$ password <text:s text:c="9"/>$ </text:p>
      <text:p text:style-name="normal">This will provide by your guide only.</text:p>
      <text:p text:style-name="normal">Now you will be in CCF virtual environment</text:p>
      <text:p text:style-name="normal"/>
      <text:p text:style-name="normal">Step-2 :- Set proxy setup there</text:p>
      <text:p text:style-name="normal">export HTTP_PROXY=<text:a xlink:type="simple" xlink:href="http://username:password@172.31.2.3:8080/" text:style-name="Standard" text:visited-style-name="Standard"><text:span text:style-name="T1">http://pro2017001:2G@ur@v8@172.31.2.3:8080/</text:span></text:a></text:p>
      <text:p text:style-name="normal">export HTTPS_PROXY=<text:a xlink:type="simple" xlink:href="http://username:password@172.31.2.3:8080/" text:style-name="Standard" text:visited-style-name="Standard"><text:span text:style-name="T1">http://pro2017001:2G@ur@v8@172.31.2.3:8080/</text:span></text:a></text:p>
      <text:p text:style-name="normal"/>
      <text:p text:style-name="normal">Step-3:- Create a virtual environment there for your requirements</text:p>
      <text:p text:style-name="normal">$ conda create -n envname python=3.6</text:p>
      <text:p text:style-name="normal"/>
      <text:p text:style-name="normal">Step-4:- Activate your virtual environment</text:p>
      <text:p text:style-name="normal">$ conda activate file_name</text:p>
      <text:p text:style-name="normal"/>
      <text:p text:style-name="normal">Step-5:- Install all dependencies required for your code</text:p>
      <text:p text:style-name="normal"/>
      <text:p text:style-name="normal"/>
      <text:p text:style-name="normal">Step-6:- <text:s/>Create a folder there</text:p>
      <text:p text:style-name="normal">$ mkdir foldername</text:p>
      <text:p text:style-name="normal"/>
      <text:p text:style-name="normal">Step-7:- import youfile from local directory to CCF folder</text:p>
      <text:p text:style-name="normal">$ rsync -avz pathoffolderinlocal directory usernameofCCF destination_path</text:p>
      <text:p text:style-name="normal">Like for me</text:p>
      <text:p text:style-name="normal">If you don’t know how to know destination_path simply type ther $ pwd</text:p>
      <text:p text:style-name="normal">$ rsync -avz /home/gaurav/Desktop/ResearachProgress/July-August/papers/ohmp/code/hmp gcnandi@172.20.70.12:/home/gcnandi/Gaurav/</text:p>
      <text:p text:style-name="normal"/>
      <text:p text:style-name="normal">Step-8:- for running your code</text:p>
      <text:p text:style-name="normal">$ qsub submit.sh</text:p>
      <text:p text:style-name="normal">Make a bash file there and write down script of programm which you want to run</text:p>
      <text:p text:style-name="normal"/>
      <text:p text:style-name="normal">Step-9 for checking your programe is running or not</text:p>
      <text:p text:style-name="normal">$ qstat or qstat -n</text:p>
      <text:p text:style-name="normal"/>
      <text:p text:style-name="normal">Step 10:- Export your code from ccf to local machine directory</text:p>
      <text:p text:style-name="normal">Open new terminal </text:p>
      <text:p text:style-name="normal">$ rsync -avz <text:s/>gcnandi@172.20.70.12:/home/gcnandi/Gaurav /home/gaurav/Desktop/ResearachProgress/July-August/papers/ohmp/code/hmp </text:p>
      <text:p text:style-name="normal"/>
      <text:p text:style-name="normal"/>
      <text:p text:style-name="normal"><text:soft-page-break/>$ rsync -avz gcnandi@172.20.70.12:/home/gcnandi/Gaurav/hmp/samples.h5 /home/gaurav/Desktop/ResearachProgress/July-August/papers/ohmp/code/results_of_paper/100000/our_results/epochs=0.6/</text:p>
      <text:p text:style-name="normal"/>
      <text:p text:style-name="normal">Step -11:-</text:p>
      <text:p text:style-name="normal">To kill the job:</text:p>
      <text:p text:style-name="normal">Syntax: <text:s/>qdel -Wforce &lt;jobid&gt; <text:tab/>(Example: <text:s text:c="2"/>qdel -Wforce 22276.agni <text:s text:c="2"/>)</text:p>
      <text:p text:style-name="normal"/>
      <text:p text:style-name="normal">Step-12</text:p>
      <text:p text:style-name="normal">To check allotment of GPU</text:p>
      <text:p text:style-name="normal">ssh nodeNO</text:p>
      <text:p text:style-name="normal">nvidia-smi</text:p>
      <text:p text:style-name="normal"/>
      <text:p text:style-name="normal"/>
      <text:p text:style-name="normal"/>
      <text:p text:style-name="normal">For running code in ccf you have need to add some line in your code</text:p>
      <text:p text:style-name="normal">If your code in Tensorflow then write down below lines</text:p>
      <text:p text:style-name="normal">-------------------------------------------------------------------------------------------------------------------------------</text:p>
      <text:p text:style-name="normal">session_conf = tf.ConfigProto(intra_op_parallelism_threads=1, inter_op_parallelism_threads=1)</text:p>
      <text:p text:style-name="normal">tf.set_random_seed(1234)</text:p>
      <text:p text:style-name="normal">tf.Session(graph=tf.get_default_graph(), config=session_conf)</text:p>
      <text:p text:style-name="normal">-------------------------------------------------------------------------------------------------------------------------------</text:p>
      <text:p text:style-name="normal"/>
      <text:p text:style-name="normal">If your code in Keras</text:p>
      <text:p text:style-name="normal">-------------------------------------------------------------------------------------------------------------------------------</text:p>
      <text:p text:style-name="normal">import tensorflow as tf</text:p>
      <text:p text:style-name="normal">from keras import backend as K</text:p>
      <text:p text:style-name="normal">session_conf = tf.ConfigProto(intra_op_parallelism_threads=1, inter_op_parallelism_threads=1)</text:p>
      <text:p text:style-name="normal">tf.set_random_seed(1234)</text:p>
      <text:p text:style-name="normal">sess = tf.Session(graph=tf.get_default_graph(), config=session_conf)</text:p>
      <text:p text:style-name="normal">K.set_session(sess)</text:p>
      <text:p text:style-name="normal">-------------------------------------------------------------------------------------------------------------------------------</text:p>
      <text:p text:style-name="normal"/>
      <text:p text:style-name="normal">If your code in pytorch</text:p>
      <text:p text:style-name="normal">-----------------------------------------------------------------------------------------------------------------------------</text:p>
      <text:p text:style-name="normal">device = torch.device(“cuda” if torch.cuda.is_available() else “cpu”)</text:p>
      <text:p text:style-name="normal">-----------------------------------------------------------------------------------------------------------------------------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4T13:49:29.315389419</dc:date>
    <meta:editing-duration>PT56S</meta:editing-duration>
    <meta:editing-cycles>1</meta:editing-cycles>
    <meta:document-statistic meta:table-count="0" meta:image-count="0" meta:object-count="0" meta:page-count="2" meta:paragraph-count="56" meta:word-count="282" meta:character-count="3115" meta:non-whitespace-character-count="2867"/>
    <meta:generator>LibreOffice/6.4.6.2$Linux_X86_64 LibreOffice_project/40$Build-2</meta:generator>
  </office:meta>
</office:document-meta>
</file>